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NDO ARQUITECTURAS DE SOFTWARE</text:p>
      <text:p text:style-name="P1"/>
      <text:list xml:id="list5201821320119285823" text:style-name="L1">
        <text:list-item>
          <text:p text:style-name="P3">TRES CATEGORIAS DE ESTILOS</text:p>
          <text:p text:style-name="P2"><text:span text:style-name="T1">Estilo modulo</text:span> : Un modulo es una unidad de implementacion que proporciona un conjunto coherente de responsabilidad. Un modulo puede tomar la forma de una clase. Colección de clases, una capa, un aspecto o cualquier descomposicion de la unidad de implementacion. Cada modulo tiene una colección de propiedades asignadas. </text:p>
          <text:p text:style-name="P3">Estilo de Componentes y Conectores : <text:span text:style-name="T2">Un componente es una de las principales unidades de procesamiento del sistema de ejecucion. Los componentes pueden ser servicios, procesos, hilos, filtros, repositorios, clientes y servidores por nombrar algunos. Un conector es el mecanismo de interaccion entre los componentes. Los conectores incluyen colas, protocolos de request/response, invocacion directa, invocacion controlada por eventos. Los componentes y conectores pueden descomponerse en otros componentes y conectores.</text:span></text:p>
          <text:p text:style-name="P3">Estilos de Asignacion : <text:span text:style-name="T2">Describen las asignaciones de unidades de software a elementos de un entorno en el que se desarrolla o ejecuuta el software. </text:span>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7-12-30T20:58:40.92</meta:creation-date>
    <meta:document-statistic meta:table-count="0" meta:image-count="0" meta:object-count="0" meta:page-count="1" meta:paragraph-count="5" meta:word-count="152" meta:character-count="1053"/>
    <dc:date>2017-12-30T22:23:07.05</dc:date>
    <dc:creator>cv </dc:creator>
    <meta:editing-duration>PT38M53S</meta:editing-duration>
    <meta:editing-cycles>1</meta:editing-cycles>
    <meta:generator>OpenOffice/4.1.4$Win32 OpenOffice.org_project/414m5$Build-9788</meta:generator>
  </office:meta>
</office:document-meta>
</file>